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5.mtsummit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ing Back the Past MT Summits</text:p>
          </table:table-cell>
          <table:table-cell office:value-type="string" calcext:value-type="string">
            <text:p>Makoto Nagao</text:p>
          </table:table-cell>
          <table:table-cell table:number-columns-repeated="3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Information Service System for the Beijing Olympics, a Playground of MT Technologies</text:p>
          </table:table-cell>
          <table:table-cell office:value-type="string" calcext:value-type="string">
            <text:p>Weiquan Liu</text:p>
          </table:table-cell>
          <table:table-cell office:value-type="string" calcext:value-type="string">
            <text:p>http://www.mt-archive.info/05/MTS-2005-Liu-2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rcial Language Technology in the Age of Open Source</text:p>
          </table:table-cell>
          <table:table-cell office:value-type="string" calcext:value-type="string">
            <text:p>Rose Lockwood</text:p>
          </table:table-cell>
          <table:table-cell table:number-columns-repeated="3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 Public Health Intelligence Network (GPHIN)</text:p>
          </table:table-cell>
          <table:table-cell office:value-type="string" calcext:value-type="string">
            <text:p>Abla Mawudeku and Michael Blench</text:p>
          </table:table-cell>
          <table:table-cell office:value-type="string" calcext:value-type="string">
            <text:p>http://www.mt-archive.info/05/MTS-2005-Mawudeku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e Decade of Statistical Machine Translation: 1996-2005</text:p>
          </table:table-cell>
          <table:table-cell office:value-type="string" calcext:value-type="string">
            <text:p>Hermann Ney</text:p>
          </table:table-cell>
          <table:table-cell office:value-type="string" calcext:value-type="string">
            <text:p>http://www.mt-archive.info/05/MTS-2005-Ney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’s IT Strategy</text:p>
          </table:table-cell>
          <table:table-cell office:value-type="string" calcext:value-type="string">
            <text:p>Toru Yamauchi</text:p>
          </table:table-cell>
          <table:table-cell table:number-columns-repeated="3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 to China’s HTRDP Machine Translation Evaluation</text:p>
          </table:table-cell>
          <table:table-cell office:value-type="string" calcext:value-type="string">
            <text:p>Qun Liu and Hongxu Hou and Shouxun Lin and Yueliang Qian and Yujie Zhang and Hitoshi Isahara</text:p>
          </table:table-cell>
          <table:table-cell office:value-type="string" calcext:value-type="string">
            <text:p>http://www.mt-archive.info/05/MTS-2005-Liu-3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-Based Statistical Machine Translation for MANOS System</text:p>
          </table:table-cell>
          <table:table-cell office:value-type="string" calcext:value-type="string">
            <text:p>Bo Xu and Z.B.Chen and W.Wei and W.Pan and Z.D.Yang</text:p>
          </table:table-cell>
          <table:table-cell office:value-type="string" calcext:value-type="string">
            <text:p>http://www.mt-archive.info/05/MTS-2005-Xu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Machine Translation Quality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05/MTS-2005-Thurmair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arch &amp; Development of Multi-lingual Machine Translation and Applications</text:p>
          </table:table-cell>
          <table:table-cell office:value-type="string" calcext:value-type="string">
            <text:p>Huang Heyan</text:p>
          </table:table-cell>
          <table:table-cell office:value-type="string" calcext:value-type="string">
            <text:p>http://www.mt-archive.info/05/MTS-2005-Huang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ultural Collaboration using Machine Translation</text:p>
          </table:table-cell>
          <table:table-cell office:value-type="string" calcext:value-type="string">
            <text:p>Toru Ishida</text:p>
          </table:table-cell>
          <table:table-cell office:value-type="string" calcext:value-type="string">
            <text:p>http://www.mt-archive.info/05/MTS-2005-Ishida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cting Representative Arguments from Dictionaries for Resolving Zero Pronouns</text:p>
          </table:table-cell>
          <table:table-cell office:value-type="string" calcext:value-type="string">
            <text:p>Shigeko Nariyama and Eric Nichols and Francis Bond and Takaaki Tanaka and Hiromi Nakaiwa</text:p>
          </table:table-cell>
          <table:table-cell office:value-type="string" calcext:value-type="string">
            <text:p>http://www.mt-archive.info/05/MTS-2005-Nariyam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ion of Entries for a Bilingual Dictionary from Aligned Translation Equivalents using Support Vector Machines</text:p>
          </table:table-cell>
          <table:table-cell office:value-type="string" calcext:value-type="string">
            <text:p>Takeshi Kutsumi and Takehiko Yoshimi and Katsunori Kotani and Ichiko Sata and Hitoshi Isahara</text:p>
          </table:table-cell>
          <table:table-cell office:value-type="string" calcext:value-type="string">
            <text:p>http://www.mt-archive.info/05/MTS-2005-Kutsum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word Clusters as Light-Weight Interlingua for Multilingual Document Retrieval</text:p>
          </table:table-cell>
          <table:table-cell office:value-type="string" calcext:value-type="string">
            <text:p>Udo Hahn and Kornel Marko and Stefan Schulz</text:p>
          </table:table-cell>
          <table:table-cell office:value-type="string" calcext:value-type="string">
            <text:p>http://www.mt-archive.info/05/MTS-2005-Hahn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-based Machine Translation Based on TSC and Statistical Generation</text:p>
          </table:table-cell>
          <table:table-cell office:value-type="string" calcext:value-type="string">
            <text:p>Zhanyi Liu and Haifeng Wang and Hua Wu</text:p>
          </table:table-cell>
          <table:table-cell office:value-type="string" calcext:value-type="string">
            <text:p>http://www.mt-archive.info/05/MTS-2005-Liu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Translations from Monolingual Corpora</text:p>
          </table:table-cell>
          <table:table-cell office:value-type="string" calcext:value-type="string">
            <text:p>Hirokazu Suzuki and Akira Kumano</text:p>
          </table:table-cell>
          <table:table-cell office:value-type="string" calcext:value-type="string">
            <text:p>http://www.mt-archive.info/05/MTS-2005-Suzuk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ractical of Memory-based Approach for Improving Accuracy of MT</text:p>
          </table:table-cell>
          <table:table-cell office:value-type="string" calcext:value-type="string">
            <text:p>Sitthaa Phaholphinyo and Teerapong Modhiran and Nattapol Kritsuthikul and Thepchai Supnithi</text:p>
          </table:table-cell>
          <table:table-cell office:value-type="string" calcext:value-type="string">
            <text:p>http://www.mt-archive.info/05/MTS-2005-Phaholphiny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on the Medical Domain: The Role of BLEU/NIST and METEOR in a Controlled Vocabulary Setting</text:p>
          </table:table-cell>
          <table:table-cell office:value-type="string" calcext:value-type="string">
            <text:p>Andre Castilla and Alice Bacic and Sergio Furuie</text:p>
          </table:table-cell>
          <table:table-cell office:value-type="string" calcext:value-type="string">
            <text:p>http://www.mt-archive.info/05/MTS-2005-Castill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port on the Machine Translation Market in Japan</text:p>
          </table:table-cell>
          <table:table-cell office:value-type="string" calcext:value-type="string">
            <text:p>Setsuo Yamada and Syuuji Kodama and Taeko Matsuoka and Hiroshi Araki and Yoshiaki Murakami and Osamu Takano and Yoshiyuki Sakamoto</text:p>
          </table:table-cell>
          <table:table-cell office:value-type="string" calcext:value-type="string">
            <text:p>http://www.mt-archive.info/05/MTS-2005-Yamad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 Authoring the Bible for Minority Language Translation</text:p>
          </table:table-cell>
          <table:table-cell office:value-type="string" calcext:value-type="string">
            <text:p>Stephen Beale and Sergei Nirenburg and Marjorie McShane and Tod Allman</text:p>
          </table:table-cell>
          <table:table-cell office:value-type="string" calcext:value-type="string">
            <text:p>http://www.mt-archive.info/05/MTS-2005-Beale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an Annotated Japanese-Chinese Parallel Corpus – A Part of NICT Multilingual Corpora</text:p>
          </table:table-cell>
          <table:table-cell office:value-type="string" calcext:value-type="string">
            <text:p>Yujie Zhang and Kiyotaka Uchimoto and Qing Ma and Hitoshi Isahara</text:p>
          </table:table-cell>
          <table:table-cell office:value-type="string" calcext:value-type="string">
            <text:p>http://www.mt-archive.info/05/MTS-2005-Zhang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arl: A Parallel Corpus for Statistical Machine Translation</text:p>
          </table:table-cell>
          <table:table-cell office:value-type="string" calcext:value-type="string">
            <text:p>Philipp Koehn</text:p>
          </table:table-cell>
          <table:table-cell office:value-type="string" calcext:value-type="string">
            <text:p>http://www.mt-archive.info/05/MTS-2005-Koeh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ion of Thai WordNet Lexical Database from Machine Readable Dictionaries</text:p>
          </table:table-cell>
          <table:table-cell office:value-type="string" calcext:value-type="string">
            <text:p>Patanakul Sathapornrungkij and Charnyote Pluempitiwiriyawej</text:p>
          </table:table-cell>
          <table:table-cell office:value-type="string" calcext:value-type="string">
            <text:p>http://www.mt-archive.info/05/MTS-2005-Sathapornrungkij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mentation of Modality Translation Rules in Korean-to-English Machine Translation by Rule Learning</text:p>
          </table:table-cell>
          <table:table-cell office:value-type="string" calcext:value-type="string">
            <text:p>Seong-Bae Park and Jeong-Woo Son and Yoon-Shik Tae</text:p>
          </table:table-cell>
          <table:table-cell office:value-type="string" calcext:value-type="string">
            <text:p>http://www.mt-archive.info/05/MTS-2005-Par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antically Relatable Sets: Building Blocks for Representing Semantics</text:p>
          </table:table-cell>
          <table:table-cell office:value-type="string" calcext:value-type="string">
            <text:p>Rajat Kumar Mohanty and Anupama Dutta and Pushpak Bhattacharyya</text:p>
          </table:table-cell>
          <table:table-cell office:value-type="string" calcext:value-type="string">
            <text:p>http://www.mt-archive.info/05/MTS-2005-Mohanty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Entropy Models for Realization Ranking</text:p>
          </table:table-cell>
          <table:table-cell office:value-type="string" calcext:value-type="string">
            <text:p>Erik Velldal and Stephan Oepen</text:p>
          </table:table-cell>
          <table:table-cell office:value-type="string" calcext:value-type="string">
            <text:p>http://www.mt-archive.info/05/MTS-2005-Velldal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Machine Translation with Predictive Metrics beyond BLEU/NIST: CESTA Evaluation Campaign # 1</text:p>
          </table:table-cell>
          <table:table-cell office:value-type="string" calcext:value-type="string">
            <text:p>Sylvain Surcin and Olivier Hamon and Antony Hartley and Martin Rajman and Andrei Popescu-Belis and Widad Mustafa El Hadi and Ismaïl Timimi and Marianne Dabbadie and Khalid Choukri</text:p>
          </table:table-cell>
          <table:table-cell office:value-type="string" calcext:value-type="string">
            <text:p>http://www.mt-archive.info/05/MTS-2005-Surci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-rater Agreement Measures, and the Refinement of Metrics in the PLATO MT Evaluation Paradigm</text:p>
          </table:table-cell>
          <table:table-cell office:value-type="string" calcext:value-type="string">
            <text:p>Keith J. Miller and Michelle Vanni</text:p>
          </table:table-cell>
          <table:table-cell office:value-type="string" calcext:value-type="string">
            <text:p>http://www.mt-archive.info/05/MTS-2005-Mill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ulti-aligner for Japanese-Chinese Parallel Corpora</text:p>
          </table:table-cell>
          <table:table-cell office:value-type="string" calcext:value-type="string">
            <text:p>Yujie Zhang and Qun Liu and Qing Ma and Hitoshi Isahara</text:p>
          </table:table-cell>
          <table:table-cell office:value-type="string" calcext:value-type="string">
            <text:p>http://www.mt-archive.info/05/MTS-2005-Zhang-2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ot: a Toolkit To Train Phrase-based Statistical Translation Models</text:p>
          </table:table-cell>
          <table:table-cell office:value-type="string" calcext:value-type="string">
            <text:p>Daniel Ortiz-Martínez and Ismael García-Varea and Francisco Casacuberta</text:p>
          </table:table-cell>
          <table:table-cell office:value-type="string" calcext:value-type="string">
            <text:p>http://www.mt-archive.info/05/MTS-2005-Ortiz-Martinez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of Bi-lingual Hindi-English (Hinglish) Text</text:p>
          </table:table-cell>
          <table:table-cell office:value-type="string" calcext:value-type="string">
            <text:p>R. Mahesh K. Sinha and Anil Thakur</text:p>
          </table:table-cell>
          <table:table-cell office:value-type="string" calcext:value-type="string">
            <text:p>http://www.mt-archive.info/05/MTS-2005-Sinha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ling with Replicative Words in Hindi for Machine Translation to English</text:p>
          </table:table-cell>
          <table:table-cell office:value-type="string" calcext:value-type="string">
            <text:p>R. Mahesh and K. Sinha and Anil Thakur</text:p>
          </table:table-cell>
          <table:table-cell office:value-type="string" calcext:value-type="string">
            <text:p>http://www.mt-archive.info/05/MTS-2005-Sinha-2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-I Rational MT: Enriching Deep Grammars with a Semantic Interface for Scalable Machine Translation</text:p>
          </table:table-cell>
          <table:table-cell office:value-type="string" calcext:value-type="string">
            <text:p>Dan Flickinger and Jan Tore Lønning and Helge Dyvik and Stephan Oepen and Francis Bond</text:p>
          </table:table-cell>
          <table:table-cell office:value-type="string" calcext:value-type="string">
            <text:p>http://www.mt-archive.info/05/MTS-2005-Flicking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CRAT: Deciding between Multiple Outputs Created by Automatic Translation</text:p>
          </table:table-cell>
          <table:table-cell office:value-type="string" calcext:value-type="string">
            <text:p>Menno van Zaanen and Harold Somers</text:p>
          </table:table-cell>
          <table:table-cell office:value-type="string" calcext:value-type="string">
            <text:p>http://www.mt-archive.info/05/MTS-2005-Zaane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izing a Korean-English MT System for Patent Translation</text:p>
          </table:table-cell>
          <table:table-cell office:value-type="string" calcext:value-type="string">
            <text:p>Munpyo Hong and Young-Gil Kim and Chang-Hyun Kim and Seong-Il Yang and Young-Ae Seo and Cheol Ryu and Sang-Kyu Park</text:p>
          </table:table-cell>
          <table:table-cell office:value-type="string" calcext:value-type="string">
            <text:p>http://www.mt-archive.info/05/MTS-2005-Hong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cticing Controlled Language through a Help System integrated into the Medical Speech Translation System (MedSLT)</text:p>
          </table:table-cell>
          <table:table-cell office:value-type="string" calcext:value-type="string">
            <text:p>Marianne Starlander and Pierrette Bouillon and Nikos Chatzichrisafis and Marianne Santaholma and Manny Rayner and Beth Ann Hockey and Hitoshi Isahara and Kyoko Kanzaki and Yukie Nakao</text:p>
          </table:table-cell>
          <table:table-cell office:value-type="string" calcext:value-type="string">
            <text:p>http://www.mt-archive.info/05/MTS-2005-Starland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AME Speech-to-Speech Translation System for Catalan, English, and Spanish</text:p>
          </table:table-cell>
          <table:table-cell office:value-type="string" calcext:value-type="string">
            <text:p>Victoria Arranz and Elisabet Comelles and David Farwell</text:p>
          </table:table-cell>
          <table:table-cell office:value-type="string" calcext:value-type="string">
            <text:p>http://www.mt-archive.info/05/MTS-2005-Arranz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ssing Degradation of Spoken Language Translation by Measuring Speech Recognizer's Output against Non-native Speakers' Listening Capabilities</text:p>
          </table:table-cell>
          <table:table-cell office:value-type="string" calcext:value-type="string">
            <text:p>Toshiyuki Takezawa and Keiji Yasuda and Masahide Mizushima and Genichiro Kikui</text:p>
          </table:table-cell>
          <table:table-cell office:value-type="string" calcext:value-type="string">
            <text:p>http://www.mt-archive.info/05/MTS-2005-Takezaw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of SYSTRAN MT Systems in an Open Workflow</text:p>
          </table:table-cell>
          <table:table-cell office:value-type="string" calcext:value-type="string">
            <text:p>Mats Attnäs and Pierre Senellart and Jean Senellart</text:p>
          </table:table-cell>
          <table:table-cell office:value-type="string" calcext:value-type="string">
            <text:p>http://www.mt-archive.info/05/MTS-2005-Attna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abilistic Model for Example-based Machine Translation</text:p>
          </table:table-cell>
          <table:table-cell office:value-type="string" calcext:value-type="string">
            <text:p>Eiji Aramaki and Sadao Kurohashi and Hideki Kashioka and Naoto Kato</text:p>
          </table:table-cell>
          <table:table-cell office:value-type="string" calcext:value-type="string">
            <text:p>http://www.mt-archive.info/05/MTS-2005-Aramak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Cost Portability for Statistical Machine Translation based on N-gram Coverage</text:p>
          </table:table-cell>
          <table:table-cell office:value-type="string" calcext:value-type="string">
            <text:p>Matthias Eck and Stephan Vogel and Alex Waibel</text:p>
          </table:table-cell>
          <table:table-cell office:value-type="string" calcext:value-type="string">
            <text:p>http://www.mt-archive.info/05/MTS-2005-Ec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Rating of Machine Translatability</text:p>
          </table:table-cell>
          <table:table-cell office:value-type="string" calcext:value-type="string">
            <text:p>Kiyotaka Uchimoto and Naoko Hayashida and Toru Ishida and Hitoshi Isahara</text:p>
          </table:table-cell>
          <table:table-cell office:value-type="string" calcext:value-type="string">
            <text:p>http://www.mt-archive.info/05/MTS-2005-Uchimot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Phrase Translation using Level of Detail Approach</text:p>
          </table:table-cell>
          <table:table-cell office:value-type="string" calcext:value-type="string">
            <text:p>Hendra Setiawan and Haizhou Li and Min Zhang</text:p>
          </table:table-cell>
          <table:table-cell office:value-type="string" calcext:value-type="string">
            <text:p>http://www.mt-archive.info/05/MTS-2005-Setiawa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: Phrase Pair Extraction as Sentence Splitting</text:p>
          </table:table-cell>
          <table:table-cell office:value-type="string" calcext:value-type="string">
            <text:p>Stephan Vogel</text:p>
          </table:table-cell>
          <table:table-cell office:value-type="string" calcext:value-type="string">
            <text:p>http://www.mt-archive.info/05/MTS-2005-Vogel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Machine Translation of European Parliamentary Speeches</text:p>
          </table:table-cell>
          <table:table-cell office:value-type="string" calcext:value-type="string">
            <text:p>David Vilar and Evgeny Matusov and Sasa Hasan and Richard Zens and Hermann Ney</text:p>
          </table:table-cell>
          <table:table-cell office:value-type="string" calcext:value-type="string">
            <text:p>http://www.mt-archive.info/05/MTS-2005-Vila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ctical Approach to Syntax-based Statistical Machine Translation</text:p>
          </table:table-cell>
          <table:table-cell office:value-type="string" calcext:value-type="string">
            <text:p>Kenji Imamura and Hideo Okuma and Eiichiro Sumita</text:p>
          </table:table-cell>
          <table:table-cell office:value-type="string" calcext:value-type="string">
            <text:p>http://www.mt-archive.info/05/MTS-2005-Imamur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ingual N-gram Statistical Machine Translation</text:p>
          </table:table-cell>
          <table:table-cell office:value-type="string" calcext:value-type="string">
            <text:p>José B. Mariño and Rafael E. Banchs and Josep M. Crego and Adrià de Gispert and Patrik Lambert and José A. R. Fonollosa and Marta Ruiz</text:p>
          </table:table-cell>
          <table:table-cell office:value-type="string" calcext:value-type="string">
            <text:p>http://www.mt-archive.info/05/MTS-2005-Marin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ordered Search, and Tuple Unfolding for Ngram-based SMT</text:p>
          </table:table-cell>
          <table:table-cell office:value-type="string" calcext:value-type="string">
            <text:p>Josep M. Crego and José B. Mariño and Adrià de Gispert</text:p>
          </table:table-cell>
          <table:table-cell office:value-type="string" calcext:value-type="string">
            <text:p>http://www.mt-archive.info/05/MTS-2005-Creg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Online Machine Translation Systems</text:p>
          </table:table-cell>
          <table:table-cell office:value-type="string" calcext:value-type="string">
            <text:p>Bart Mellebeek and Anna Khasin and Karolina Owczarzak and Josef Van Genabith and Andy Way</text:p>
          </table:table-cell>
          <table:table-cell office:value-type="string" calcext:value-type="string">
            <text:p>http://www.mt-archive.info/05/MTS-2005-Mellebee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ffect of Adding Rules into the Rule-based MT System</text:p>
          </table:table-cell>
          <table:table-cell office:value-type="string" calcext:value-type="string">
            <text:p>Zhu Jiang and Wang Haifeng</text:p>
          </table:table-cell>
          <table:table-cell office:value-type="string" calcext:value-type="string">
            <text:p>http://www.mt-archive.info/05/MTS-2005-Zhu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gnates and Word Alignment in Bitexts</text:p>
          </table:table-cell>
          <table:table-cell office:value-type="string" calcext:value-type="string">
            <text:p>Grzegorz Kondrak</text:p>
          </table:table-cell>
          <table:table-cell office:value-type="string" calcext:value-type="string">
            <text:p>http://www.mt-archive.info/05/MTS-2005-Kondra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sting Statistical Word Alignment</text:p>
          </table:table-cell>
          <table:table-cell office:value-type="string" calcext:value-type="string">
            <text:p>Hua Wu and Haifeng Wang</text:p>
          </table:table-cell>
          <table:table-cell office:value-type="string" calcext:value-type="string">
            <text:p>http://www.mt-archive.info/05/MTS-2005-Wu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cing Translations in the Making</text:p>
          </table:table-cell>
          <table:table-cell office:value-type="string" calcext:value-type="string">
            <text:p>Elliott Macklovitch and Ngoc Tran Nguyen and Guy Lapalme</text:p>
          </table:table-cell>
          <table:table-cell office:value-type="string" calcext:value-type="string">
            <text:p>http://www.mt-archive.info/05/MTS-2005-Macklovitch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ai Word Segmentation a Lexical Semantic Approach</text:p>
          </table:table-cell>
          <table:table-cell office:value-type="string" calcext:value-type="string">
            <text:p>Krisda Khankasikam and Nuttanart Muansuwqan</text:p>
          </table:table-cell>
          <table:table-cell office:value-type="string" calcext:value-type="string">
            <text:p>http://www.mt-archive.info/05/MTS-2005-Khankasikam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 Language Analaysis for Syntactic Tree Mining to Extract Characteristic Contents</text:p>
          </table:table-cell>
          <table:table-cell office:value-type="string" calcext:value-type="string">
            <text:p>Yohsuke Sakao and Takahiro Ikeda and Kenji Satoh and Susumu Akamine</text:p>
          </table:table-cell>
          <table:table-cell office:value-type="string" calcext:value-type="string">
            <text:p>http://www.mt-archive.info/05/MTS-2005-Sakao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gence Patterns in Machine Translation between Hindi and English</text:p>
          </table:table-cell>
          <table:table-cell office:value-type="string" calcext:value-type="string">
            <text:p>R. Mahesh K. Sinha and Anil Thakur</text:p>
          </table:table-cell>
          <table:table-cell office:value-type="string" calcext:value-type="string">
            <text:p>http://www.mt-archive.info/05/MTS-2005-Sinha-3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and Encoding Scheme Identification of Extremely Large Sets of Multilingual Text</text:p>
          </table:table-cell>
          <table:table-cell office:value-type="string" calcext:value-type="string">
            <text:p>Pavol Zavarsky and Yoshiki Mikami and Shota Wada</text:p>
          </table:table-cell>
          <table:table-cell office:value-type="string" calcext:value-type="string">
            <text:p>http://www.mt-archive.info/05/MTS-2005-Zavarsky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dling ki in Hindi for Hindi-English MT</text:p>
          </table:table-cell>
          <table:table-cell office:value-type="string" calcext:value-type="string">
            <text:p>R. Mahesh K. Sinha and Anil Thakur</text:p>
          </table:table-cell>
          <table:table-cell office:value-type="string" calcext:value-type="string">
            <text:p>http://www.mt-archive.info/05/MTS-2005-Sinha-4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ranslation Memory with Word Alignment Information</text:p>
          </table:table-cell>
          <table:table-cell office:value-type="string" calcext:value-type="string">
            <text:p>Hua Wu and Haifeng Wang and Zhanyi Liu and Kai Tang</text:p>
          </table:table-cell>
          <table:table-cell office:value-type="string" calcext:value-type="string">
            <text:p>http://www.mt-archive.info/05/MTS-2005-Wu-2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hrasal EBMT System for Translating English to Bengali</text:p>
          </table:table-cell>
          <table:table-cell office:value-type="string" calcext:value-type="string">
            <text:p>Sudip Kumar Naskar and Sivaji Bandyopadhyay</text:p>
          </table:table-cell>
          <table:table-cell office:value-type="string" calcext:value-type="string">
            <text:p>http://www.mt-archive.info/05/MTS-2005-Naskar-1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MT System Recycled</text:p>
          </table:table-cell>
          <table:table-cell office:value-type="string" calcext:value-type="string">
            <text:p>Ondřej Bojar and Petr Homola and Vladislav Kuboň</text:p>
          </table:table-cell>
          <table:table-cell office:value-type="string" calcext:value-type="string">
            <text:p>http://www.mt-archive.info/05/MTS-2005-Bojar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-Automated Elicitation Corpus Generation</text:p>
          </table:table-cell>
          <table:table-cell office:value-type="string" calcext:value-type="string">
            <text:p>Alison Alvarez and Lori Levin and Robert Frederking and Erik Peterson and Jeff Good</text:p>
          </table:table-cell>
          <table:table-cell office:value-type="string" calcext:value-type="string">
            <text:p>http://www.mt-archive.info/05/MTS-2005-Alvarez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Inferred Multi-word Expressions for Statistical Machine Translation</text:p>
          </table:table-cell>
          <table:table-cell office:value-type="string" calcext:value-type="string">
            <text:p>Patrick Lambert and Rafael Banchs</text:p>
          </table:table-cell>
          <table:table-cell office:value-type="string" calcext:value-type="string">
            <text:p>http://www.mt-archive.info/05/MTS-2005-Lambert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SIT-TE: Online Thai-English Machine Translation</text:p>
          </table:table-cell>
          <table:table-cell office:value-type="string" calcext:value-type="string">
            <text:p>Teerapong Modhiran and Krit Kosawat and Supon Klaithin and Monthika Boriboon and Thepchai Supnithi</text:p>
          </table:table-cell>
          <table:table-cell office:value-type="string" calcext:value-type="string">
            <text:p>http://www.mt-archive.info/05/MTS-2005-Modhiran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ting the predictive Power of N-gram MT Evaluation Metrics across Language and Text Types</text:p>
          </table:table-cell>
          <table:table-cell office:value-type="string" calcext:value-type="string">
            <text:p>Bogdan Babych and Anthony Hartley and Debbie Elliott</text:p>
          </table:table-cell>
          <table:table-cell office:value-type="string" calcext:value-type="string">
            <text:p>http://www.mt-archive.info/05/MTS-2005-Babych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Useful-based Evaluation of Reading Support Systems: Comprehension, Reading Speed and Effective Speed</text:p>
          </table:table-cell>
          <table:table-cell office:value-type="string" calcext:value-type="string">
            <text:p>Katsunori Kotani and Takehiko Yoshimi and Takeshi Kutsumi and Ichiko Sata and Hiroshi Isahara</text:p>
          </table:table-cell>
          <table:table-cell office:value-type="string" calcext:value-type="string">
            <text:p>http://www.mt-archive.info/05/MTS-2005-Kotani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Alignment Viewer for Long Sentences</text:p>
          </table:table-cell>
          <table:table-cell office:value-type="string" calcext:value-type="string">
            <text:p>Hideki Kashioka</text:p>
          </table:table-cell>
          <table:table-cell office:value-type="string" calcext:value-type="string">
            <text:p>http://www.mt-archive.info/05/MTS-2005-Kashioka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tive Study on Japanese and Uyghur Grammars for an English-Uyghur Machine Translation System</text:p>
          </table:table-cell>
          <table:table-cell office:value-type="string" calcext:value-type="string">
            <text:p>Polat Kadir and Koichi Yamada and Hiroshi Kinukawa</text:p>
          </table:table-cell>
          <table:table-cell office:value-type="string" calcext:value-type="string">
            <text:p>http://www.mt-archive.info/05/MTS-2005-Kadir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 Ramp-up for Statistical Machine Translation: Minimal Training for Maximal Coverage</text:p>
          </table:table-cell>
          <table:table-cell office:value-type="string" calcext:value-type="string">
            <text:p>Hemali Majithia and Philip Rennart and Evelyne Tzoukermann</text:p>
          </table:table-cell>
          <table:table-cell office:value-type="string" calcext:value-type="string">
            <text:p>http://www.mt-archive.info/05/MTS-2005-Majithia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Normalization for an English-to-Chinese SMS Translation System</text:p>
          </table:table-cell>
          <table:table-cell office:value-type="string" calcext:value-type="string">
            <text:p>Aw AiTi and Zhang Min and Yeo PohKhim and Fan ZhenZhen and Su Jian</text:p>
          </table:table-cell>
          <table:table-cell office:value-type="string" calcext:value-type="string">
            <text:p>http://www.mt-archive.info/05/MTS-2005-Aw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Look inside the ITC-irst SMT System</text:p>
          </table:table-cell>
          <table:table-cell office:value-type="string" calcext:value-type="string">
            <text:p>M. Cettolo and M. Federico and N. Bertholdi and R. Cattoni and B. Chen</text:p>
          </table:table-cell>
          <table:table-cell office:value-type="string" calcext:value-type="string">
            <text:p>http://www.mt-archive.info/05/MTS-2005-Cettolo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-Assisted Multingual E-communication in a Variety of Application Areas</text:p>
          </table:table-cell>
          <table:table-cell office:value-type="string" calcext:value-type="string">
            <text:p>Adriane Rinsche</text:p>
          </table:table-cell>
          <table:table-cell office:value-type="string" calcext:value-type="string">
            <text:p>http://www.mt-archive.info/05/MTS-2005-Rinsche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 of Machine Translation in India: Current Status</text:p>
          </table:table-cell>
          <table:table-cell office:value-type="string" calcext:value-type="string">
            <text:p>Sudip Naskar and Sivaji Bandyopadhyay</text:p>
          </table:table-cell>
          <table:table-cell office:value-type="string" calcext:value-type="string">
            <text:p>http://www.mt-archive.info/05/MTS-2005-Naskar-2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bility Considerations for a Cellular-based Text Translator</text:p>
          </table:table-cell>
          <table:table-cell office:value-type="string" calcext:value-type="string">
            <text:p>Leslie Barrett and Robert Levin</text:p>
          </table:table-cell>
          <table:table-cell office:value-type="string" calcext:value-type="string">
            <text:p>http://www.mt-archive.info/05/MTS-2005-Barrett.pdf</text:p>
          </table:table-cell>
          <table:table-cell table:number-columns-repeated="2"/>
          <table:table-cell office:value-type="string" calcext:value-type="string">
            <text:p>Pos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Machine Translation: Foundations and Recent Advances</text:p>
          </table:table-cell>
          <table:table-cell office:value-type="string" calcext:value-type="string">
            <text:p>Franz Josef Och</text:p>
          </table:table-cell>
          <table:table-cell/>
          <table:table-cell office:value-type="string" calcext:value-type="string">
            <text:p>http://www.mt-archive.info/05/MTS-2005-Och.pdf</text:p>
          </table:table-cell>
          <table:table-cell/>
          <table:table-cell office:value-type="string" calcext:value-type="string">
            <text:p>Tutorial 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05/MTS-2005-Dillinger.pdf" xlink:type="simple">Interlinguas and Semantic Roles</text:a></text:p>
          </table:table-cell>
          <table:table-cell office:value-type="string" calcext:value-type="string">
            <text:p>Mike Dillinger</text:p>
          </table:table-cell>
          <table:table-cell/>
          <table:table-cell office:value-type="string" calcext:value-type="string">
            <text:p>http://www.mt-archive.info/05/MTS-2005-Dillinger.pdf</text:p>
          </table:table-cell>
          <table:table-cell/>
          <table:table-cell office:value-type="string" calcext:value-type="string">
            <text:p>Tutorial Notes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5.mtsummit'.C1:'2005.mtsummit'.C1048576">
            <calcext:condition calcext:apply-style-name="Accent" calcext:value="duplicate" calcext:base-cell-address="'2005.mtsummit'.C1"/>
          </calcext:conditional-format>
          <calcext:conditional-format calcext:target-range-address="'2005.mtsummit'.A1:'2005.mtsummit'.C1048576">
            <calcext:condition calcext:apply-style-name="Accent" calcext:value="duplicate" calcext:base-cell-address="'2005.mtsummit'.A1"/>
          </calcext:conditional-format>
        </calcext:conditional-formats>
      </table:table>
      <table:table table:name="2005.osmtw" table:style-name="ta1">
        <table:table-column table:style-name="co1" table:number-columns-repeated="4" table:default-cell-style-name="ce4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Open A.I. KitTM: General Machine Learning Modules from Statistical Machine Translation</text:p>
          </table:table-cell>
          <table:table-cell office:value-type="string" calcext:value-type="string">
            <text:p>Daniel J. Walker</text:p>
          </table:table-cell>
          <table:table-cell office:value-type="string" calcext:value-type="string">
            <text:p>http://www.mt-archive.info/05/MTS-2005-Walker.pdf</text:p>
          </table:table-cell>
          <table:table-cell table:number-columns-repeated="2"/>
          <table:table-cell office:value-type="string" calcext:value-type="string">
            <text:p>Open-source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Open Architecture for Transfer-based Machine Translation between Spanish and Basque</text:p>
          </table:table-cell>
          <table:table-cell office:value-type="string" calcext:value-type="string">
            <text:p>Iñaki Alegria and Arantza Diaz de Ilarraza and Gorka Labaka and Mikel Lersundi and Aingeru Mayor and Kepa Sarasola and Mikel L. Forcada and Sergio Ortiz-Rojas and Lluís Padró</text:p>
          </table:table-cell>
          <table:table-cell office:value-type="string" calcext:value-type="string">
            <text:p>http://www.mt-archive.info/05/MTS-2005-Alegria.pdf</text:p>
          </table:table-cell>
          <table:table-cell table:number-columns-repeated="2"/>
          <table:table-cell office:value-type="string" calcext:value-type="string">
            <text:p>Open-source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urce Machine Translation with DELPH-IN</text:p>
          </table:table-cell>
          <table:table-cell office:value-type="string" calcext:value-type="string">
            <text:p>Francis Bond and Stephan Oepen and Melanie Siegel and Ann Copestake and Dan Flickinger</text:p>
          </table:table-cell>
          <table:table-cell office:value-type="string" calcext:value-type="string">
            <text:p>http://www.mt-archive.info/05/MTS-2005-Bond.pdf</text:p>
          </table:table-cell>
          <table:table-cell table:number-columns-repeated="2"/>
          <table:table-cell office:value-type="string" calcext:value-type="string">
            <text:p>Open-source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Open-Source Shallow-Transfer Machine Translation Toolbox: Consequences of Its Release and Availability</text:p>
          </table:table-cell>
          <table:table-cell office:value-type="string" calcext:value-type="string">
            <text:p>Carme Armentano-Oller and Antonio M. Corbí-Bellot and Mikel L. Forcada and Mireia Ginestí-Rosell and Boyan Bonev and Sergio Ortiz-Rojas and Juan Antonio Pérez-Ortiz and Gema Ramírez-Sánchez and Felipe Sánchez-Martínez</text:p>
          </table:table-cell>
          <table:table-cell office:value-type="string" calcext:value-type="string">
            <text:p>http://www.mt-archive.info/05/MTS-2005-Armentano-Oller.pdf</text:p>
          </table:table-cell>
          <table:table-cell table:number-columns-repeated="2"/>
          <table:table-cell office:value-type="string" calcext:value-type="string">
            <text:p>Open-source machine translation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5.osmtw'.A1:'2005.osmtw'.D1048576">
            <calcext:condition calcext:apply-style-name="Accent" calcext:value="duplicate" calcext:base-cell-address="'2005.osmtw'.A1"/>
          </calcext:conditional-format>
        </calcext:conditional-formats>
      </table:table>
      <table:table table:name="2005.ebm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n-gram Approach to Exploiting a Monolingual Corpus for Machine Translation</text:p>
          </table:table-cell>
          <table:table-cell office:value-type="string" calcext:value-type="string">
            <text:p>Toni Badia and Gemma Boleda and Maite Melero and Antoni Oliver</text:p>
          </table:table-cell>
          <table:table-cell office:value-type="string" calcext:value-type="string">
            <text:p>http://www.mt-archive.info/05/MTS-2005-Badia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-sensitive Retrieval for Example-based Translation</text:p>
          </table:table-cell>
          <table:table-cell office:value-type="string" calcext:value-type="string">
            <text:p>Ralf Brown</text:p>
          </table:table-cell>
          <table:table-cell office:value-type="string" calcext:value-type="string">
            <text:p>http://www.mt-archive.info/05/MTS-2005-Brown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sible Template-based Shake &amp; Bake Generation</text:p>
          </table:table-cell>
          <table:table-cell office:value-type="string" calcext:value-type="string">
            <text:p>Michel Carl and Paul Schmidt and Jörg Schütz</text:p>
          </table:table-cell>
          <table:table-cell office:value-type="string" calcext:value-type="string">
            <text:p>http://www.mt-archive.info/05/MTS-2005-Carl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Translation Templates with Type Constraints</text:p>
          </table:table-cell>
          <table:table-cell office:value-type="string" calcext:value-type="string">
            <text:p>Ilyas Cicekli</text:p>
          </table:table-cell>
          <table:table-cell office:value-type="string" calcext:value-type="string">
            <text:p>http://www.mt-archive.info/05/MTS-2005-Cicekli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fluence of Example-data Homogeneity on EBMT Quality</text:p>
          </table:table-cell>
          <table:table-cell office:value-type="string" calcext:value-type="string">
            <text:p>Etienne Denoual</text:p>
          </table:table-cell>
          <table:table-cell office:value-type="string" calcext:value-type="string">
            <text:p>http://www.mt-archive.info/05/MTS-2005-Denoual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ISII: Example-based Machine Translation Using Monolingual Corpora­System Description</text:p>
          </table:table-cell>
          <table:table-cell office:value-type="string" calcext:value-type="string">
            <text:p>Peter Dirix and Ineke Schuurman and Vincent Vandeghinste</text:p>
          </table:table-cell>
          <table:table-cell office:value-type="string" calcext:value-type="string">
            <text:p>http://www.mt-archive.info/05/MTS-2005-Dirix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ph-based Retrieval for Example-based Machine Translation Using Edit-distance</text:p>
          </table:table-cell>
          <table:table-cell office:value-type="string" calcext:value-type="string">
            <text:p>Takao Doi and Hirofumi Yamamoto and Eiichiro Sumita</text:p>
          </table:table-cell>
          <table:table-cell office:value-type="string" calcext:value-type="string">
            <text:p>http://www.mt-archive.info/05/MTS-2005-Doi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mbling a Parallel Corpus from RSS News Feeds</text:p>
          </table:table-cell>
          <table:table-cell office:value-type="string" calcext:value-type="string">
            <text:p>John Fry</text:p>
          </table:table-cell>
          <table:table-cell office:value-type="string" calcext:value-type="string">
            <text:p>http://www.mt-archive.info/05/MTS-2005-Fry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a Definition of Example-based Machine Translation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05/MTS-2005-Hutchins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BMT by Tree-Phrasing: a Pilot Study</text:p>
          </table:table-cell>
          <table:table-cell office:value-type="string" calcext:value-type="string">
            <text:p>Philippe Langlais and Fabrizio Gotti and Didier Bourigault and Claude Coulombe</text:p>
          </table:table-cell>
          <table:table-cell office:value-type="string" calcext:value-type="string">
            <text:p>http://www.mt-archive.info/05/MTS-2005-Langlais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'purest' EBMT System Ever Built: No Variables, No Templates, No Training, Examples, Just Examples, Only Examples</text:p>
          </table:table-cell>
          <table:table-cell office:value-type="string" calcext:value-type="string">
            <text:p>Yves Lepage and Etienne Denoual</text:p>
          </table:table-cell>
          <table:table-cell office:value-type="string" calcext:value-type="string">
            <text:p>http://www.mt-archive.info/05/MTS-2005-Lepage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lingual Corpus-based MT Using Chunks</text:p>
          </table:table-cell>
          <table:table-cell office:value-type="string" calcext:value-type="string">
            <text:p>Stella Markantonatou and Sokratis Sofianopoulos and Vassiliki Spilioti and Yiorgos Tambouratzis and Marina Vassiliou and Olga Yannoutsou and Nikos Ioannou</text:p>
          </table:table-cell>
          <table:table-cell office:value-type="string" calcext:value-type="string">
            <text:p>http://www.mt-archive.info/05/MTS-2005-Markantonatou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endency Treelet Translation: The Convergence of Statistical and Example-based Machine-translation?</text:p>
          </table:table-cell>
          <table:table-cell office:value-type="string" calcext:value-type="string">
            <text:p>Arul Menezes and Chris Quirk</text:p>
          </table:table-cell>
          <table:table-cell office:value-type="string" calcext:value-type="string">
            <text:p>http://www.mt-archive.info/05/MTS-2005-Menezes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xample-Based Approach to Translating Sign Language</text:p>
          </table:table-cell>
          <table:table-cell office:value-type="string" calcext:value-type="string">
            <text:p>Sara Morrissey and Andy Way</text:p>
          </table:table-cell>
          <table:table-cell office:value-type="string" calcext:value-type="string">
            <text:p>http://www.mt-archive.info/05/MTS-2005-Morrissey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achine Learning Approach to Hypotheses Selection of Greedy Decoding for SMT</text:p>
          </table:table-cell>
          <table:table-cell office:value-type="string" calcext:value-type="string">
            <text:p>Michael Paul and Eiichiro Sumita and Seiichi Yamamoto</text:p>
          </table:table-cell>
          <table:table-cell office:value-type="string" calcext:value-type="string">
            <text:p>http://www.mt-archive.info/05/MTS-2005-Paul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emantics-based English-Bengali EBMT System for Translating News Headlines</text:p>
          </table:table-cell>
          <table:table-cell office:value-type="string" calcext:value-type="string">
            <text:p>Diganta Saha and Sivaji Bandyopadhyay</text:p>
          </table:table-cell>
          <table:table-cell office:value-type="string" calcext:value-type="string">
            <text:p>http://www.mt-archive.info/05/MTS-2005-Saha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-based Translation Without Parallel Corpora: First Experiments on a Prototype</text:p>
          </table:table-cell>
          <table:table-cell office:value-type="string" calcext:value-type="string">
            <text:p>Vincent Vandeghinste and Peter Dirix and Ineke Schuurman</text:p>
          </table:table-cell>
          <table:table-cell office:value-type="string" calcext:value-type="string">
            <text:p>http://www.mt-archive.info/05/MTS-2005-Vandeghinste.pdf</text:p>
          </table:table-cell>
          <table:table-cell table:number-columns-repeated="2"/>
          <table:table-cell office:value-type="string" calcext:value-type="string">
            <text:p>Example-based machine translation</text:p>
          </table:table-cell>
          <table:table-cell table:number-columns-repeated="1018"/>
        </table:table-row>
      </table:table>
      <table:table table:name="2005.wp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Human-Aided Machine Translation System for Japanese-English Patent Translation</text:p>
          </table:table-cell>
          <table:table-cell office:value-type="string" calcext:value-type="string">
            <text:p>Christoph Neumann</text:p>
          </table:table-cell>
          <table:table-cell office:value-type="string" calcext:value-type="string">
            <text:p>http://www.mt-archive.info/05/MTS-2005-Neumann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edding MT for Generating Patent Claims in English from a Multilingual Interface</text:p>
          </table:table-cell>
          <table:table-cell office:value-type="string" calcext:value-type="string">
            <text:p>Svetlana Sheremetyeva</text:p>
          </table:table-cell>
          <table:table-cell office:value-type="string" calcext:value-type="string">
            <text:p>http://www.mt-archive.info/05/MTS-2005-Sheremetyeva-1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ification of Modified Relationships in Japanese Patent Sentences</text:p>
          </table:table-cell>
          <table:table-cell office:value-type="string" calcext:value-type="string">
            <text:p>Shoichi Yokoyama and Yuya Kaneda</text:p>
          </table:table-cell>
          <table:table-cell office:value-type="string" calcext:value-type="string">
            <text:p>http://www.mt-archive.info/05/MTS-2005-Yokoyama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-Sense Connection Paths</text:p>
          </table:table-cell>
          <table:table-cell office:value-type="string" calcext:value-type="string">
            <text:p>Einat H. Nir and Geoffrey L. Melnick</text:p>
          </table:table-cell>
          <table:table-cell office:value-type="string" calcext:value-type="string">
            <text:p>http://www.mt-archive.info/05/MTS-2005-Nir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ty Analysis of Patent Parallel Corpus by the Scale</text:p>
          </table:table-cell>
          <table:table-cell office:value-type="string" calcext:value-type="string">
            <text:p>Isamu Okada and Shinichiro Miyazawa and Kazunari Ishida and Nobuhiko Shimizu and Toshizumi Ohta</text:p>
          </table:table-cell>
          <table:table-cell office:value-type="string" calcext:value-type="string">
            <text:p>http://www.mt-archive.info/05/MTS-2005-Okada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Less, Easier and Quicker" in Language Acquisition for Patent MT</text:p>
          </table:table-cell>
          <table:table-cell office:value-type="string" calcext:value-type="string">
            <text:p>Svetlana Sheremetyeva</text:p>
          </table:table-cell>
          <table:table-cell office:value-type="string" calcext:value-type="string">
            <text:p>http://www.mt-archive.info/05/MTS-2005-Sheremetyeva-2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ain Dependence of Lexical Translation: A Case Study of Patent Abstracts</text:p>
          </table:table-cell>
          <table:table-cell office:value-type="string" calcext:value-type="string">
            <text:p>Hiroyuki Kaji</text:p>
          </table:table-cell>
          <table:table-cell office:value-type="string" calcext:value-type="string">
            <text:p>http://www.mt-archive.info/05/MTS-2005-Kaji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ding Translation Candidates from Patent Corpus</text:p>
          </table:table-cell>
          <table:table-cell office:value-type="string" calcext:value-type="string">
            <text:p>Sayori Shimohata</text:p>
          </table:table-cell>
          <table:table-cell office:value-type="string" calcext:value-type="string">
            <text:p>http://www.mt-archive.info/05/MTS-2005-Shimohata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y Construction Workflow for Korean-English Patent MT</text:p>
          </table:table-cell>
          <table:table-cell office:value-type="string" calcext:value-type="string">
            <text:p>Young-Gil Kim and Seong-Il Yang and Munpyo Hong and Chang-Hyun Kim and Young-Ae Seo and Cheol Ryu and Sang-Kyu Park and Se-Young Park</text:p>
          </table:table-cell>
          <table:table-cell office:value-type="string" calcext:value-type="string">
            <text:p>http://www.mt-archive.info/05/MTS-2005-Kim.pdf</text:p>
          </table:table-cell>
          <table:table-cell table:number-columns-repeated="2"/>
          <table:table-cell office:value-type="string" calcext:value-type="string">
            <text:p>Patent translation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1023"/>
        </table:table-row>
      </table:table>
      <table:table table:name="2005.swtm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ed Talk: Ontologies for Crosslingual Applications</text:p>
          </table:table-cell>
          <table:table-cell office:value-type="string" calcext:value-type="string">
            <text:p>Invited Talk</text:p>
          </table:table-cell>
          <table:table-cell office:value-type="string" calcext:value-type="string">
            <text:p>http://www.mt-archive.info/05/MTS-2005-Uszkoreit.pdf</text:p>
          </table:table-cell>
          <table:table-cell table:number-columns-repeated="2"/>
          <table:table-cell office:value-type="string" calcext:value-type="string">
            <text:p>Semantic Web technologies for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-lingual Retrieval in Semantic Web</text:p>
          </table:table-cell>
          <table:table-cell office:value-type="string" calcext:value-type="string">
            <text:p>Cristina Vertan</text:p>
          </table:table-cell>
          <table:table-cell office:value-type="string" calcext:value-type="string">
            <text:p>http://www.mt-archive.info/05/MTS-2005-Vertan.pdf</text:p>
          </table:table-cell>
          <table:table-cell table:number-columns-repeated="2"/>
          <table:table-cell office:value-type="string" calcext:value-type="string">
            <text:p>Semantic Web technologies for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llenges for the Multilingual Semantic Web</text:p>
          </table:table-cell>
          <table:table-cell office:value-type="string" calcext:value-type="string">
            <text:p>Walther v. Hahn and Cristina Vertan</text:p>
          </table:table-cell>
          <table:table-cell office:value-type="string" calcext:value-type="string">
            <text:p>http://www.mt-archive.info/05/MTS-2005-Hahn-2.pdf</text:p>
          </table:table-cell>
          <table:table-cell table:number-columns-repeated="2"/>
          <table:table-cell office:value-type="string" calcext:value-type="string">
            <text:p>Semantic Web technologies for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al Sets and Text-Processing</text:p>
          </table:table-cell>
          <table:table-cell office:value-type="string" calcext:value-type="string">
            <text:p>Christian Champendal and Thierry Pitarque</text:p>
          </table:table-cell>
          <table:table-cell office:value-type="string" calcext:value-type="string">
            <text:p>http://www.mt-archive.info/05/MTS-2005-Champendal.pdf</text:p>
          </table:table-cell>
          <table:table-cell table:number-columns-repeated="2"/>
          <table:table-cell office:value-type="string" calcext:value-type="string">
            <text:p>Semantic Web technologies for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First Step in Integrating an EBMT into the Semantic Web</text:p>
          </table:table-cell>
          <table:table-cell office:value-type="string" calcext:value-type="string">
            <text:p>Natalia Elita and Antonina Birladeanu</text:p>
          </table:table-cell>
          <table:table-cell office:value-type="string" calcext:value-type="string">
            <text:p>http://www.mt-archive.info/05/MTS-2005-Elita.pdf</text:p>
          </table:table-cell>
          <table:table-cell table:number-columns-repeated="2"/>
          <table:table-cell office:value-type="string" calcext:value-type="string">
            <text:p>Semantic Web technologies for machine translatio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1:20:45.860957857</dc:date>
    <meta:editing-duration>PT13M52S</meta:editing-duration>
    <meta:editing-cycles>2</meta:editing-cycles>
    <meta:generator>LibreOffice/6.0.7.3$Linux_X86_64 LibreOffice_project/00m0$Build-3</meta:generator>
    <meta:document-statistic meta:table-count="5" meta:cell-count="472" meta:object-count="0"/>
  </office:meta>
</office:document-meta>
</file>